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SC" svg:font-family="'Noto Sans SC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12.398cm" fo:min-width="9.608cm" fo:padding-top="0.151cm" fo:padding-bottom="0.151cm" fo:padding-left="0.276cm" fo:padding-right="0.276cm"/>
    </style:style>
    <style:style style:name="gr2" style:family="graphic" style:parent-style-name="standard">
      <style:graphic-properties svg:stroke-width="0.176cm" draw:marker-start-width="0.463cm" draw:marker-end-width="0.463cm" draw:fill="none" draw:textarea-horizontal-align="justify" draw:textarea-vertical-align="middle" draw:auto-grow-height="false" fo:min-height="5.926cm" fo:min-width="4.406cm" fo:padding-top="0.212cm" fo:padding-bottom="0.212cm" fo:padding-left="0.337cm" fo:padding-right="0.337cm"/>
    </style:style>
    <style:style style:name="gr3" style:family="graphic" style:parent-style-name="standard">
      <style:graphic-properties svg:stroke-width="0.176cm" draw:marker-start-width="0.463cm" draw:marker-end-width="0.463cm" draw:fill="none" draw:opacity="86%" draw:textarea-horizontal-align="justify" draw:textarea-vertical-align="middle" draw:auto-grow-height="false" fo:min-height="5.926cm" fo:min-width="4.406cm" fo:padding-top="0.212cm" fo:padding-bottom="0.212cm" fo:padding-left="0.337cm" fo:padding-right="0.337cm"/>
    </style:style>
    <style:style style:name="gr4" style:family="graphic" style:parent-style-name="standard">
      <style:graphic-properties draw:stroke="solid" svg:stroke-width="0.053cm" svg:stroke-color="#000000" draw:marker-start-width="0.279cm" draw:marker-end-width="0.279cm" draw:fill="none" draw:opacity="86%" draw:textarea-horizontal-align="justify" draw:textarea-vertical-align="middle" draw:auto-grow-height="false" fo:min-height="12.45cm" fo:min-width="9.66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8cm" draw:marker-end-width="0.28cm" draw:fill="solid" draw:fill-color="#ffffff" draw:opacity="86%" draw:textarea-horizontal-align="justify" draw:textarea-vertical-align="middle" draw:auto-grow-height="false" fo:min-height="1.02cm" fo:min-width="0.77cm" fo:padding-top="0.152cm" fo:padding-bottom="0.152cm" fo:padding-left="0.277cm" fo:padding-right="0.277cm"/>
    </style:style>
    <style:style style:name="gr6" style:family="graphic" style:parent-style-name="standard">
      <style:graphic-properties svg:stroke-width="0.053cm" svg:stroke-color="#000000" draw:marker-start-width="0.28cm" draw:marker-end-width="0.28cm" draw:fill="solid" draw:fill-color="#ffffff" draw:opacity="86%" draw:textarea-horizontal-align="justify" draw:textarea-vertical-align="middle" draw:auto-grow-height="false" fo:min-height="0.966cm" fo:min-width="0.716cm" fo:padding-top="0.152cm" fo:padding-bottom="0.152cm" fo:padding-left="0.277cm" fo:padding-right="0.277cm"/>
    </style:style>
    <style:style style:name="gr7" style:family="graphic" style:parent-style-name="standard">
      <style:graphic-properties svg:stroke-width="0.053cm" svg:stroke-color="#000000" draw:marker-start-width="0.28cm" draw:marker-end-width="0.28cm" draw:fill="solid" draw:fill-color="#ffffff" draw:opacity="86%" draw:textarea-horizontal-align="justify" draw:textarea-vertical-align="middle" draw:auto-grow-height="false" fo:min-height="0.968cm" fo:min-width="0.716cm" fo:padding-top="0.152cm" fo:padding-bottom="0.152cm" fo:padding-left="0.277cm" fo:padding-right="0.277cm"/>
    </style:style>
    <style:style style:name="gr8" style:family="graphic" style:parent-style-name="standard">
      <style:graphic-properties svg:stroke-width="0.053cm" svg:stroke-color="#000000" draw:marker-start-width="0.28cm" draw:marker-end-width="0.28cm" draw:fill="solid" draw:fill-color="#ff860d" draw:opacity="86%" draw:textarea-horizontal-align="justify" draw:textarea-vertical-align="middle" draw:auto-grow-height="false" fo:min-height="0.966cm" fo:min-width="0.716cm" fo:padding-top="0.152cm" fo:padding-bottom="0.152cm" fo:padding-left="0.277cm" fo:padding-right="0.277cm"/>
    </style:style>
    <style:style style:name="gr9" style:family="graphic" style:parent-style-name="standard">
      <style:graphic-properties svg:stroke-width="0.176cm" draw:marker-start-width="0.463cm" draw:marker-end-width="0.463cm" draw:fill="none" draw:opacity="86%" draw:textarea-horizontal-align="justify" draw:textarea-vertical-align="middle" draw:auto-grow-height="false" fo:min-height="6.1cm" fo:min-width="4.58cm" fo:padding-top="0.212cm" fo:padding-bottom="0.212cm" fo:padding-left="0.337cm" fo:padding-right="0.337cm"/>
    </style:style>
    <style:style style:name="gr10" style:family="graphic" style:parent-style-name="objectwithoutfill">
      <style:graphic-properties svg:stroke-width="0.081cm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26cm"/>
      <style:paragraph-properties style:writing-mode="lr-tb"/>
    </style:style>
    <style:style style:name="gr13" style:family="graphic" style:parent-style-name="standard">
      <style:graphic-properties svg:stroke-width="0.176cm" draw:marker-start-width="0.463cm" draw:marker-end-width="0.463cm" draw:fill="none" draw:opacity="86%" draw:textarea-horizontal-align="justify" draw:textarea-vertical-align="middle" draw:auto-grow-height="false" fo:min-height="2.127cm" fo:min-width="1.877cm" fo:padding-top="0.212cm" fo:padding-bottom="0.212cm" fo:padding-left="0.337cm" fo:padding-right="0.33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6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opacity="86%"/>
      <style:paragraph-properties fo:text-align="center"/>
    </style:style>
    <style:style style:name="P3" style:family="paragraph">
      <loext:graphic-properties draw:fill="solid" draw:fill-color="#ffffff" draw:opacity="86%"/>
      <style:paragraph-properties fo:text-align="center"/>
    </style:style>
    <style:style style:name="P4" style:family="paragraph">
      <loext:graphic-properties draw:fill="solid" draw:fill-color="#ff860d" draw:opacity="86%"/>
      <style:paragraph-properties fo:text-align="center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16cm" svg:height="12.7cm" svg:x="8.89cm" svg:y="2.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8cm" svg:height="6.35cm" svg:x="8.89cm" svg:y="8.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8cm" svg:height="6.35cm" svg:x="13.964cm" svg:y="8.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08cm" svg:height="6.35cm" svg:x="8.89cm" svg:y="2.1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8cm" svg:height="6.35cm" svg:x="13.962cm" svg:y="2.1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0.16cm" svg:height="12.7cm" svg:x="8.255cm" svg:y="1.5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27cm" svg:height="1.27cm" svg:x="8.255cm" svg:y="12.96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9.525cm" svg:y="12.96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10.795cm" svg:y="12.96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12.065cm" svg:y="12.96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13.335cm" svg:y="12.96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14.605cm" svg:y="12.96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15.875cm" svg:y="12.96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17.145cm" svg:y="12.96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8.255cm" svg:y="11.70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9.525cm" svg:y="11.70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10.795cm" svg:y="11.70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12.065cm" svg:y="11.70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13.335cm" svg:y="11.70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14.605cm" svg:y="11.70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15.875cm" svg:y="11.70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17.145cm" svg:y="11.70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8.255cm" svg:y="10.42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9.525cm" svg:y="10.42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10.795cm" svg:y="10.42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12.065cm" svg:y="10.42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13.335cm" svg:y="10.42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14.605cm" svg:y="10.42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15.875cm" svg:y="10.42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17.145cm" svg:y="10.42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8.255cm" svg:y="9.15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9.525cm" svg:y="9.15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10.795cm" svg:y="9.15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12.065cm" svg:y="9.15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13.335cm" svg:y="9.15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14.605cm" svg:y="9.15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15.875cm" svg:y="9.15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17.145cm" svg:y="9.15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8.255cm" svg:y="7.88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7cm" svg:height="1.27cm" svg:x="9.525cm" svg:y="7.88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10.795cm" svg:y="7.88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12.065cm" svg:y="7.88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13.335cm" svg:y="7.88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14.605cm" svg:y="7.88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15.875cm" svg:y="7.88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17.145cm" svg:y="7.88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27cm" svg:height="1.27cm" svg:x="8.255cm" svg:y="6.61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27cm" svg:height="1.27cm" svg:x="9.525cm" svg:y="6.61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27cm" svg:height="1.27cm" svg:x="10.795cm" svg:y="6.61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27cm" svg:height="1.27cm" svg:x="12.065cm" svg:y="6.61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13.335cm" svg:y="6.61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14.605cm" svg:y="6.61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15.875cm" svg:y="6.61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17.145cm" svg:y="6.61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27cm" svg:height="1.27cm" svg:x="8.255cm" svg:y="5.34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27cm" svg:height="1.27cm" svg:x="9.525cm" svg:y="5.34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27cm" svg:height="1.27cm" svg:x="10.795cm" svg:y="5.34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27cm" svg:height="1.27cm" svg:x="12.065cm" svg:y="5.34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13.335cm" svg:y="5.34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14.605cm" svg:y="5.34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15.875cm" svg:y="5.34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17.145cm" svg:y="5.34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27cm" svg:height="1.27cm" svg:x="8.255cm" svg:y="4.07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27cm" svg:height="1.27cm" svg:x="9.525cm" svg:y="4.07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27cm" svg:height="1.27cm" svg:x="10.795cm" svg:y="4.07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27cm" svg:height="1.27cm" svg:x="12.065cm" svg:y="4.07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13.335cm" svg:y="4.07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14.605cm" svg:y="4.07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15.875cm" svg:y="4.07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17.145cm" svg:y="4.07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27cm" svg:height="1.27cm" svg:x="8.255cm" svg:y="2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27cm" svg:height="1.27cm" svg:x="9.525cm" svg:y="2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27cm" svg:height="1.27cm" svg:x="10.795cm" svg:y="2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27cm" svg:height="1.27cm" svg:x="12.065cm" svg:y="2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13.335cm" svg:y="2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14.605cm" svg:y="2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15.875cm" svg:y="2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17.145cm" svg:y="2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27cm" svg:height="1.27cm" svg:x="8.255cm" svg:y="1.5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27cm" svg:height="1.27cm" svg:x="9.525cm" svg:y="1.5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27cm" svg:height="1.27cm" svg:x="10.795cm" svg:y="1.5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27cm" svg:height="1.27cm" svg:x="12.065cm" svg:y="1.5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13.335cm" svg:y="1.5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14.605cm" svg:y="1.5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15.875cm" svg:y="1.5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17.145cm" svg:y="1.5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5.08cm" svg:height="6.35cm" svg:x="8.255cm" svg:y="7.8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08cm" svg:height="6.35cm" svg:x="13.329cm" svg:y="7.8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08cm" svg:height="6.35cm" svg:x="8.255cm" svg:y="1.5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08cm" svg:height="6.35cm" svg:x="13.327cm" svg:y="1.537cm">
          <text:p/>
          <draw:enhanced-geometry svg:viewBox="0 0 21600 21600" draw:type="rectangle" draw:enhanced-path="M 0 0 L 21600 0 21600 21600 0 21600 0 0 Z N"/>
        </draw:custom-shape>
        <draw:line draw:style-name="gr10" draw:text-style-name="P5" draw:layer="layout" svg:x1="7.502cm" svg:y1="4.763cm" svg:x2="7.502cm" svg:y2="11.43cm">
          <text:p/>
        </draw:line>
        <draw:frame draw:style-name="gr11" draw:text-style-name="P6" draw:layer="layout" svg:width="4.02cm" svg:height="0.962cm" draw:transform="rotate (1.57289072189729) translate (6.323cm 10.06cm)">
          <draw:text-box>
            <text:p>Dimension x</text:p>
          </draw:text-box>
        </draw:frame>
        <draw:line draw:style-name="gr10" draw:text-style-name="P5" draw:layer="layout" svg:x1="9.842cm" svg:y1="0.952cm" svg:x2="16.509cm" svg:y2="0.952cm">
          <text:p/>
        </draw:line>
        <draw:frame draw:style-name="gr11" draw:text-style-name="P6" draw:layer="layout" svg:width="4.02cm" svg:height="0.962cm" draw:transform="rotate (0.0020943951023932) translate (11.112cm 0.008cm)">
          <draw:text-box>
            <text:p>Dimension y</text:p>
          </draw:text-box>
        </draw:frame>
        <draw:frame draw:style-name="gr11" draw:text-style-name="P6" draw:layer="layout" svg:width="4.02cm" svg:height="0.962cm" draw:transform="rotate (-0.798662665712605) translate (19.744cm 0.345cm)">
          <draw:text-box>
            <text:p>Dimension z</text:p>
          </draw:text-box>
        </draw:frame>
        <draw:line draw:style-name="gr10" draw:text-style-name="P5" draw:layer="layout" svg:x1="19.05cm" svg:y1="1.27cm" svg:x2="20.32cm" svg:y2="2.54cm">
          <text:p/>
        </draw:line>
        <draw:custom-shape draw:style-name="gr6" draw:text-style-name="P3" draw:layer="layout" svg:width="1.27cm" svg:height="1.27cm" svg:x="20.337cm" svg:y="7.607cm">
          <text:p/>
          <draw:enhanced-geometry svg:viewBox="0 0 21600 21600" draw:type="rectangle" draw:enhanced-path="M 0 0 L 21600 0 21600 21600 0 21600 0 0 Z N"/>
        </draw:custom-shape>
        <draw:frame draw:style-name="gr12" draw:text-style-name="P6" draw:layer="layout" svg:width="6.526cm" svg:height="0.962cm" svg:x="21.588cm" svg:y="7.772cm">
          <draw:text-box>
            <text:p>Unfinished thread</text:p>
          </draw:text-box>
        </draw:frame>
        <draw:custom-shape draw:style-name="gr13" draw:text-style-name="P2" draw:layer="layout" svg:width="2.551cm" svg:height="2.551cm" svg:x="20.32cm" svg:y="9.525cm">
          <text:p/>
          <draw:enhanced-geometry svg:viewBox="0 0 21600 21600" draw:type="rectangle" draw:enhanced-path="M 0 0 L 21600 0 21600 21600 0 21600 0 0 Z N"/>
        </draw:custom-shape>
        <draw:frame draw:style-name="gr14" draw:text-style-name="P6" draw:layer="layout" svg:width="3.8cm" svg:height="0.962cm" svg:x="23.082cm" svg:y="10.16cm">
          <draw:text-box>
            <text:p>Block</text:p>
          </draw:text-box>
        </draw:frame>
        <draw:frame draw:style-name="gr15" draw:text-style-name="P6" draw:layer="layout" svg:width="6.968cm" svg:height="1.126cm" svg:x="21.569cm" svg:y="5.867cm">
          <draw:text-box>
            <text:p>Finished thread</text:p>
          </draw:text-box>
        </draw:frame>
        <draw:custom-shape draw:style-name="gr8" draw:text-style-name="P4" draw:layer="layout" svg:width="1.27cm" svg:height="1.27cm" svg:x="20.32cm" svg:y="5.71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SC" svg:font-family="'Noto Sans SC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" style:font-family-asian="'Noto Sans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06T14:38:37.686591310</meta:creation-date>
    <dc:date>2023-01-11T15:12:50.215323854</dc:date>
    <meta:editing-duration>PT14M7S</meta:editing-duration>
    <meta:editing-cycles>7</meta:editing-cycles>
    <meta:generator>LibreOffice/7.3.7.2$Linux_X86_64 LibreOffice_project/30$Build-2</meta:generator>
    <meta:document-statistic meta:object-count="102"/>
  </office:meta>
</office:document-meta>
</file>